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3D0000003D9F751D03AB9A65EC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7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from-left" style:horizontal-rel="paragraph" draw:opacity="0%" fo:padding="0.1in" fo:border="none" draw:textarea-vertical-align="middl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solid" draw:fill-color="#ffffff" draw:textarea-vertical-align="middle" draw:auto-grow-height="false" fo:min-height="0in" fo:min-width="5.7898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<text:span text:style-name="T1">EJERCICIOS TEMA 1</text:span></text:p>
      <text:p text:style-name="P3"/>
      <text:list xml:id="list2906179171" text:style-name="WWNum2">
        <text:list-item>
          <text:p text:style-name="P5"><text:span text:style-name="T4">¿Cómo se define la informática? ¿Cuáles son las dos tareas principales que se </text:span><text:span text:style-name="T2">realizan</text:span><text:span text:style-name="T4"> con la información?</text:span></text:p>
        </text:list-item>
      </text:list>
      <text:p text:style-name="P6"/>
      <text:p text:style-name="P7"><text:span text:style-name="T7">La informática es la disciplina que se encarga del proceso automático de la información</text:span></text:p>
      <text:p text:style-name="P6"/>
      <text:p text:style-name="P7"><text:span text:style-name="T7">Las 2 tareas principales que realiza la información es el procesamiento (Combinar información para obtener información resumida o derivada) y el almacenamiento (Guardar la información para poder utilizarla posteriormente)</text:span></text:p>
      <text:p text:style-name="P4"/>
      <text:list xml:id="list3253347988733" text:continue-numbering="true" text:style-name="WWNum2">
        <text:list-item>
          <text:p text:style-name="P5"><text:span text:style-name="T4">¿Cuáles son las características comunes de los dispositivos de almacenamiento? Defínelas</text:span></text:p>
        </text:list-item>
      </text:list>
      <text:p text:style-name="P6"/>
      <text:p text:style-name="P7"><text:span text:style-name="T7">Las características comunes son:</text:span></text:p>
      <text:list xml:id="list4220406708" text:style-name="WWNum1">
        <text:list-item>
          <text:p text:style-name="P9"><text:span text:style-name="T7">La unidad de almacenamiento: Es la mínima cantidad de información que puede leer o escribir un dispositivo</text:span></text:p>
        </text:list-item>
        <text:list-item>
          <text:p text:style-name="P9"><text:span text:style-name="T7">Tipo de acceso: Es la forma de acceder a la información. Puede ser Aleatorio (Se accede directamente si sabes la dirección) o Secuencial (Solo se puede acceder de 1 en 1)</text:span></text:p>
        </text:list-item>
      </text:list>
      <text:p text:style-name="P4"/>
      <text:list xml:id="list3254774177274" text:continue-list="list3253347988733" text:style-name="WWNum2">
        <text:list-item>
          <text:p text:style-name="P5"><text:span text:style-name="T4">¿Qué es el almacenamiento primario? ¿Por quién está formado? ¿Qué tipo de acceso tienen?</text:span></text:p>
        </text:list-item>
      </text:list>
      <text:p text:style-name="P8"/>
      <text:p text:style-name="P7"><text:span text:style-name="T7">Es el almacenamiento al que accede directamente el procesador.</text:span></text:p>
      <text:p text:style-name="P6"/>
      <text:p text:style-name="P7"><text:span text:style-name="T7">Formado por la RAM, memoria ROM O FLASH y la memoria caché</text:span></text:p>
      <text:p text:style-name="P6"/>
      <text:p text:style-name="P7"><text:span text:style-name="T7">Tiene acceso aleatorio</text:span></text:p>
      <text:p text:style-name="P8"/>
      <text:p text:style-name="P2"><text:span text:style-name="T2"><text:tab/></text:span></text:p>
      <text:list xml:id="list3254331440036" text:continue-numbering="true" text:style-name="WWNum2">
        <text:list-item>
          <text:p text:style-name="P5"><text:span text:style-name="T4">¿Qué es el almacenamiento secundario? ¿Por quién está formado? ¿Qué tipo de acceso tienen?</text:span></text:p>
        </text:list-item>
      </text:list>
      <text:p text:style-name="P8"><text:soft-page-break/></text:p>
      <text:p text:style-name="P7"><text:span text:style-name="T7">Es el almacenamiento al que no puede acceder directamente el procesador.</text:span></text:p>
      <text:p text:style-name="P6"/>
      <text:p text:style-name="P7"><text:span text:style-name="T7">Está formado por los discos duros, discos ópticos, cintas magnéticas y discos de estado sólido </text:span></text:p>
      <text:p text:style-name="P6"/>
      <text:p text:style-name="P7"><text:span text:style-name="T7">El acceso puede hacer aleatorio (en los discos) o secuencial (en las cintas)</text:span></text:p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3660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foreground" style:wrap="run-through" style:number-wrapped-paragraphs="no-limit" style:vertical-pos="top" style:vertical-rel="paragraph" style:horizontal-pos="from-left" style:horizontal-rel="paragraph" draw:opacity="0%" fo:padding="0.1in" fo:border="none" draw:textarea-vertical-align="middle"/>
    </style:style>
    <style:style style:name="Mgr1" style:family="graphic" style:parent-style-name="Graphics">
      <style:graphic-properties draw:stroke="none" svg:stroke-width="0in" draw:fill="solid" draw:fill-color="#ffffff" draw:textarea-vertical-align="middle" draw:auto-grow-height="false" fo:min-height="0in" fo:min-width="5.7898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º DAW. Bases de Datos</text:span><draw:frame draw:style-name="Mfr1" draw:name="image1.jpg" text:anchor-type="char" svg:x="5.298in" svg:y="-0.1445in" svg:width="0.4445in" svg:height="0.4445in" draw:z-index="1"><draw:image xlink:href="Pictures/100000000000003D0000003D9F751D03AB9A65EC.jpg" xlink:type="simple" xlink:show="embed" xlink:actuate="onLoad" loext:mime-type="image/jpeg"/></draw:frame></text:p>
        <text:p text:style-name="MP2"><text:span text:style-name="MT1">Tema 1. Los sistemas de almacenamiento de información</text:span></text:p>
      </style:header>
      <style:footer>
        <text:p text:style-name="MP3"><draw:frame draw:style-name="Mfr2" text:anchor-type="char" svg:x="0.0008in" svg:width="5.9898in" svg:height="0.0598in" draw:z-index="7"><draw:text-box><text:p text:style-name="MP4"/></draw:text-box></draw:frame><draw:custom-shape text:anchor-type="as-char" draw:z-index="3" draw:style-name="Mgr1" draw:text-style-name="MP5" svg:width="5.9898in" svg:height="0.0598in" draw:transform="rotate (-3.14159265358979) translate (5.98888888888889in -0.000694444444444444in)"><text:p text:style-name="MP4"/><draw:enhanced-geometry draw:mirror-horizontal="true" draw:mirror-vertical="false" drawooo:sub-view-size="2 2" draw:text-areas="?f6 ?f7 ?f0 ?f1" svg:viewBox="0 0 0 0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<text:p text:style-name="MP3"><text:page-number text:select-page="current">2</text:page-number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1" meta:word-count="237" meta:character-count="1477" meta:non-whitespace-character-count="1263"/>
    <meta:generator>LibreOfficeDev/6.0.5.2$Linux_X86_64 LibreOffice_project/</meta:generator>
  </office:meta>
</office:document-meta>
</file>